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E000000A0B4A13B85.png" manifest:media-type="image/png"/>
  <manifest:file-entry manifest:full-path="Pictures/1000020100000054000000602FEB9225.png" manifest:media-type="image/png"/>
  <manifest:file-entry manifest:full-path="Pictures/1000020100000048000000487FE61051.png" manifest:media-type="image/png"/>
  <manifest:file-entry manifest:full-path="Pictures/10000201000000480000004807F8FE63.png" manifest:media-type="image/png"/>
  <manifest:file-entry manifest:full-path="Pictures/1000020100000200000002008A57A17A.png" manifest:media-type="image/png"/>
  <manifest:file-entry manifest:full-path="Pictures/1000020100000048000000482751445C.png" manifest:media-type="image/png"/>
  <manifest:file-entry manifest:full-path="Pictures/100000000000020E000002E2C9E8F600.png" manifest:media-type="image/png"/>
  <manifest:file-entry manifest:full-path="Pictures/100002010000004800000048B4087009.png" manifest:media-type="image/png"/>
  <manifest:file-entry manifest:full-path="Pictures/100002010000004800000048FFBDEFB9.png" manifest:media-type="image/png"/>
  <manifest:file-entry manifest:full-path="Pictures/1000020100000048000000487E6D02CB.png" manifest:media-type="image/png"/>
  <manifest:file-entry manifest:full-path="Pictures/1000020100000048000000481B8283FD.png" manifest:media-type="image/png"/>
  <manifest:file-entry manifest:full-path="Pictures/1000020100000048000000487C44E296.png" manifest:media-type="image/png"/>
  <manifest:file-entry manifest:full-path="Pictures/10000201000000480000004855BCEC30.png" manifest:media-type="image/png"/>
  <manifest:file-entry manifest:full-path="Pictures/1000020100000048000000485BC752CF.png" manifest:media-type="image/png"/>
  <manifest:file-entry manifest:full-path="Pictures/100002010000004800000048AA5C79DF.png" manifest:media-type="image/png"/>
  <manifest:file-entry manifest:full-path="Pictures/100002010000004800000048182DB3E4.png" manifest:media-type="image/png"/>
  <manifest:file-entry manifest:full-path="Pictures/100002010000004800000048C9021088.png" manifest:media-type="image/png"/>
  <manifest:file-entry manifest:full-path="Pictures/100002010000004800000048EF34A6E9.png" manifest:media-type="image/png"/>
  <manifest:file-entry manifest:full-path="Pictures/100002010000004800000048781846AD.png" manifest:media-type="image/png"/>
  <manifest:file-entry manifest:full-path="Pictures/10000201000000480000004845DB4DBC.png" manifest:media-type="image/png"/>
  <manifest:file-entry manifest:full-path="Pictures/1000020100000048000000487171C601.png" manifest:media-type="image/png"/>
  <manifest:file-entry manifest:full-path="Pictures/100002010000004800000048E899F198.png" manifest:media-type="image/png"/>
  <manifest:file-entry manifest:full-path="Pictures/100002010000009000000090E8595238.png" manifest:media-type="image/png"/>
  <manifest:file-entry manifest:full-path="Pictures/1000020100000048000000483975313B.png" manifest:media-type="image/png"/>
  <manifest:file-entry manifest:full-path="Pictures/1000020100000048000000482698FF9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05cm" svg:stroke-color="#dd4814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1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/>
      <style:text-properties fo:font-size="12pt" style:font-size-asian="12pt" style:font-size-complex="12pt"/>
    </style:style>
    <style:style style:name="P7" style:family="paragraph"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4cm" svg:height="0.4cm" svg:x="0.7cm" svg:y="3.7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2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2.7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2.5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3.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3.3cm">
          <draw:image xlink:href="Pictures/100002010000004800000048182DB3E4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2.7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2.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3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3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3.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3.7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3.5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3.3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2.9cm">
          <draw:image xlink:href="Pictures/100002010000004800000048C9021088.png" xlink:type="simple" xlink:show="embed" xlink:actuate="onLoad">
            <text:p/>
          </draw:image>
        </draw:frame>
        <draw:frame draw:style-name="gr1" draw:text-style-name="P1" draw:layer="layout" svg:width="0.358cm" svg:height="0.358cm" svg:x="1.6cm" svg:y="3.1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3.9cm">
          <draw:image xlink:href="Pictures/10000201000000480000004845DB4DBC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3.7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3.5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4.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4.3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513cm" svg:height="0.513cm" svg:x="2.187cm" svg:y="3.4cm">
          <draw:image xlink:href="Pictures/100002010000009000000090E8595238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3.9cm">
          <draw:image xlink:href="Pictures/1000020100000048000000487C44E296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3.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3.7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3.5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1.6cm" svg:y="3.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1.9cm" svg:y="4.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2.5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2.7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3.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3.3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2.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2.3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3.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3.5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3.3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3.7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3.5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3.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3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3.7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2" draw:layer="layout" svg:width="0.4cm" svg:height="0.4cm" svg:x="4.3cm" svg:y="4.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2.7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3.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2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2.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2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2.7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2" draw:layer="layout" svg:width="0.4cm" svg:height="0.4cm" svg:x="4cm" svg:y="4.3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3.7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3.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4.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2" draw:layer="layout" svg:width="0.4cm" svg:height="0.4cm" svg:x="2.2cm" svg:y="4.3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2.5cm" svg:y="4.5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2.8cm" svg:y="4.7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3.1cm" svg:y="4.5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3.7cm" svg:y="4.5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3.4cm" svg:y="4.7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4.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4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358cm" svg:height="0.358cm" svg:x="3.4cm" svg:y="4.3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4.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3.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4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4.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4.5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4.7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4.5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4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4.7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5.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4.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5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5.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4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2" draw:layer="layout" svg:width="0.4cm" svg:height="0.4cm" svg:x="3.1cm" svg:y="4.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3cm" svg:height="0.3cm" svg:x="3.7cm" svg:y="4.1cm">
          <draw:image xlink:href="Pictures/1000020100000048000000487E6D02CB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4.5cm">
          <draw:image xlink:href="Pictures/1000020100000048000000483975313B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4.3cm">
          <draw:image xlink:href="Pictures/100002010000004800000048EF34A6E9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3.1cm">
          <draw:image xlink:href="Pictures/100002010000004800000048FFBDEFB9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4.3cm">
          <draw:image xlink:href="Pictures/100002010000004800000048B4087009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2.9cm">
          <draw:image xlink:href="Pictures/1000020100000048000000482751445C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2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2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2.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1.7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1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2.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1.7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2.5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1.7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1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1.7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1.7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1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1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1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1.7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1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1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1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3.3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358cm" svg:height="0.358cm" svg:x="0.7cm" svg:y="3.7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358cm" svg:height="0.358cm" svg:x="0.7cm" svg:y="4.1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3.5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3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2.5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2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3.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3.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2.7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2.3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1.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2.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2.3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1.7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1.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2.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2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2.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1.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2.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1.7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2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2.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2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2.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2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1.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1.5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1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1.3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2.7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1.5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1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1.7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2.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2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1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1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1.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1.3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1.5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1.7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1.5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1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1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5.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5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5.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4.7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5.3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2" draw:layer="layout" svg:width="0.4cm" svg:height="0.4cm" svg:x="1.6cm" svg:y="5.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4.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4.5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4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358cm" svg:height="0.358cm" svg:x="0.7cm" svg:y="4.5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358cm" svg:height="0.358cm" svg:x="0.7cm" svg:y="4.9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4.3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4.7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358cm" svg:height="0.358cm" svg:x="0.4cm" svg:y="4.3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358cm" svg:height="0.358cm" svg:x="0.4cm" svg:y="4.7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5.3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2" draw:layer="layout" svg:width="0.4cm" svg:height="0.4cm" svg:x="1.9cm" svg:y="5.3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5.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2" draw:layer="layout" svg:width="0.4cm" svg:height="0.4cm" svg:x="3.7cm" svg:y="4.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5.3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5.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4.7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4.5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4.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5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899cm" svg:y="2.8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599cm" svg:y="2.6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899cm" svg:y="2.49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199cm" svg:y="3.0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199cm" svg:y="2.69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499cm" svg:y="2.89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1.599cm" svg:y="3.0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299cm" svg:y="2.899cm">
          <draw:image xlink:href="Pictures/100002010000004800000048C9021088.png" xlink:type="simple" xlink:show="embed" xlink:actuate="onLoad">
            <text:p/>
          </draw:image>
        </draw:frame>
        <draw:frame draw:style-name="gr1" draw:text-style-name="P1" draw:layer="layout" svg:width="0.358cm" svg:height="0.358cm" svg:x="1.599cm" svg:y="3.099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4cm" svg:height="0.4cm" svg:x="2.499cm" svg:y="2.4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799cm" svg:y="2.6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799cm" svg:y="3.0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099cm" svg:y="2.8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199cm" svg:y="2.2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399cm" svg:y="3.0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999cm" svg:y="2.6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999cm" svg:y="3.09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699cm" svg:y="2.4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699cm" svg:y="2.89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399cm" svg:y="2.2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399cm" svg:y="2.69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599cm" svg:y="3.099cm">
          <draw:image xlink:href="Pictures/100002010000004800000048FFBDEFB9.png" xlink:type="simple" xlink:show="embed" xlink:actuate="onLoad">
            <text:p/>
          </draw:image>
        </draw:frame>
        <draw:frame draw:style-name="gr1" draw:text-style-name="P1" draw:layer="layout" svg:width="0.4cm" svg:height="0.4cm" svg:x="1.899cm" svg:y="2.899cm">
          <draw:image xlink:href="Pictures/1000020100000048000000482751445C.png" xlink:type="simple" xlink:show="embed" xlink:actuate="onLoad">
            <text:p/>
          </draw:image>
        </draw:frame>
        <draw:frame draw:style-name="gr1" draw:text-style-name="P1" draw:layer="layout" svg:width="0.4cm" svg:height="0.4cm" svg:x="1.299cm" svg:y="2.4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599cm" svg:y="2.2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299cm" svg:y="2.0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499cm" svg:y="1.6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499cm" svg:y="1.2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099cm" svg:y="2.09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099cm" svg:y="1.69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099cm" svg:y="2.49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2.499cm" svg:y="1.6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499cm" svg:y="1.2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099cm" svg:y="1.69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.899cm" svg:y="1.6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599cm" svg:y="1.4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199cm" svg:y="1.4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899cm" svg:y="1.2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899cm" svg:y="1.6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599cm" svg:y="1.4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199cm" svg:y="1.4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899cm" svg:y="1.2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0.699cm" svg:y="2.49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699cm" svg:y="2.8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399cm" svg:y="3.09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0.999cm" svg:y="3.09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0.999cm" svg:y="2.69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0.999cm" svg:y="2.29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399cm" svg:y="1.89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699cm" svg:y="2.09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999cm" svg:y="2.29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699cm" svg:y="1.69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999cm" svg:y="1.89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299cm" svg:y="2.09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299cm" svg:y="2.4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4.299cm" svg:y="2.89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599cm" svg:y="1.8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899cm" svg:y="2.0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299cm" svg:y="1.6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799cm" svg:y="2.2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499cm" svg:y="2.0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799cm" svg:y="2.2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499cm" svg:y="2.0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499cm" svg:y="2.4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199cm" svg:y="1.8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0.999cm" svg:y="1.4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299cm" svg:y="1.2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0.699cm" svg:y="1.2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0.399cm" svg:y="2.6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399cm" svg:y="1.49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399cm" svg:y="1.8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699cm" svg:y="1.69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699cm" svg:y="2.0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399cm" svg:y="2.2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999cm" svg:y="1.8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799cm" svg:y="1.4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799cm" svg:y="1.89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099cm" svg:y="1.29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399cm" svg:y="1.49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299cm" svg:y="1.6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3.999cm" svg:y="1.4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3.699cm" svg:y="1.2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4.299cm" svg:y="1.2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899cm" svg:y="2.8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599cm" svg:y="2.6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899cm" svg:y="2.49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199cm" svg:y="3.0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199cm" svg:y="2.69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499cm" svg:y="2.89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1.599cm" svg:y="3.0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299cm" svg:y="2.899cm">
          <draw:image xlink:href="Pictures/100002010000004800000048C9021088.png" xlink:type="simple" xlink:show="embed" xlink:actuate="onLoad">
            <text:p/>
          </draw:image>
        </draw:frame>
        <draw:frame draw:style-name="gr1" draw:text-style-name="P1" draw:layer="layout" svg:width="0.358cm" svg:height="0.358cm" svg:x="1.599cm" svg:y="3.099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4cm" svg:height="0.4cm" svg:x="2.499cm" svg:y="2.4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799cm" svg:y="2.6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799cm" svg:y="3.0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099cm" svg:y="2.8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199cm" svg:y="2.2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399cm" svg:y="3.0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999cm" svg:y="2.6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999cm" svg:y="3.09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699cm" svg:y="2.4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699cm" svg:y="2.89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399cm" svg:y="2.2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399cm" svg:y="2.69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599cm" svg:y="3.099cm">
          <draw:image xlink:href="Pictures/100002010000004800000048FFBDEFB9.png" xlink:type="simple" xlink:show="embed" xlink:actuate="onLoad">
            <text:p/>
          </draw:image>
        </draw:frame>
        <draw:frame draw:style-name="gr1" draw:text-style-name="P1" draw:layer="layout" svg:width="0.4cm" svg:height="0.4cm" svg:x="1.899cm" svg:y="2.899cm">
          <draw:image xlink:href="Pictures/1000020100000048000000482751445C.png" xlink:type="simple" xlink:show="embed" xlink:actuate="onLoad">
            <text:p/>
          </draw:image>
        </draw:frame>
        <draw:frame draw:style-name="gr1" draw:text-style-name="P1" draw:layer="layout" svg:width="0.4cm" svg:height="0.4cm" svg:x="1.299cm" svg:y="2.4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599cm" svg:y="2.2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299cm" svg:y="2.0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499cm" svg:y="1.6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499cm" svg:y="1.2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099cm" svg:y="2.09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099cm" svg:y="1.69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099cm" svg:y="2.49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2.499cm" svg:y="1.6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499cm" svg:y="1.2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099cm" svg:y="1.69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.899cm" svg:y="1.6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599cm" svg:y="1.4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199cm" svg:y="1.4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899cm" svg:y="1.2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899cm" svg:y="1.6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599cm" svg:y="1.4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199cm" svg:y="1.4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899cm" svg:y="1.2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0.699cm" svg:y="2.49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699cm" svg:y="2.8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399cm" svg:y="3.09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0.999cm" svg:y="3.09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0.999cm" svg:y="2.69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0.999cm" svg:y="2.29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399cm" svg:y="1.89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699cm" svg:y="2.09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999cm" svg:y="2.29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699cm" svg:y="1.69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999cm" svg:y="1.89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299cm" svg:y="2.09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299cm" svg:y="2.4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4.299cm" svg:y="2.89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599cm" svg:y="1.8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899cm" svg:y="2.0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299cm" svg:y="1.6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799cm" svg:y="2.2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499cm" svg:y="2.0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799cm" svg:y="2.2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499cm" svg:y="2.0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499cm" svg:y="2.4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199cm" svg:y="1.8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0.999cm" svg:y="1.4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299cm" svg:y="1.2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0.699cm" svg:y="1.29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0.399cm" svg:y="2.6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399cm" svg:y="1.49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399cm" svg:y="1.8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699cm" svg:y="1.69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699cm" svg:y="2.0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399cm" svg:y="2.2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999cm" svg:y="1.8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799cm" svg:y="1.49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799cm" svg:y="1.89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099cm" svg:y="1.29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399cm" svg:y="1.49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299cm" svg:y="1.6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3.999cm" svg:y="1.4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3.699cm" svg:y="1.2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4.299cm" svg:y="1.29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701cm" svg:y="3.70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901cm" svg:y="2.9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601cm" svg:y="2.7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901cm" svg:y="2.5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201cm" svg:y="3.1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501cm" svg:y="3.301cm">
          <draw:image xlink:href="Pictures/100002010000004800000048182DB3E4.png" xlink:type="simple" xlink:show="embed" xlink:actuate="onLoad">
            <text:p/>
          </draw:image>
        </draw:frame>
        <draw:frame draw:style-name="gr1" draw:text-style-name="P1" draw:layer="layout" svg:width="0.4cm" svg:height="0.4cm" svg:x="2.201cm" svg:y="2.7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501cm" svg:y="2.9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201cm" svg:y="3.5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01cm" svg:y="3.3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601cm" svg:y="3.1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01cm" svg:y="3.70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601cm" svg:y="3.50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301cm" svg:y="3.30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301cm" svg:y="2.901cm">
          <draw:image xlink:href="Pictures/100002010000004800000048C9021088.png" xlink:type="simple" xlink:show="embed" xlink:actuate="onLoad">
            <text:p/>
          </draw:image>
        </draw:frame>
        <draw:frame draw:style-name="gr1" draw:text-style-name="P1" draw:layer="layout" svg:width="0.358cm" svg:height="0.358cm" svg:x="1.601cm" svg:y="3.101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4cm" svg:height="0.4cm" svg:x="2.801cm" svg:y="3.901cm">
          <draw:image xlink:href="Pictures/10000201000000480000004845DB4DBC.png" xlink:type="simple" xlink:show="embed" xlink:actuate="onLoad">
            <text:p/>
          </draw:image>
        </draw:frame>
        <draw:frame draw:style-name="gr1" draw:text-style-name="P1" draw:layer="layout" svg:width="0.4cm" svg:height="0.4cm" svg:x="2.501cm" svg:y="3.70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2.801cm" svg:y="3.50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2.501cm" svg:y="4.10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2.801cm" svg:y="4.30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513cm" svg:height="0.513cm" svg:x="2.188cm" svg:y="3.401cm">
          <draw:image xlink:href="Pictures/100002010000009000000090E8595238.png" xlink:type="simple" xlink:show="embed" xlink:actuate="onLoad">
            <text:p/>
          </draw:image>
        </draw:frame>
        <draw:frame draw:style-name="gr1" draw:text-style-name="P1" draw:layer="layout" svg:width="0.4cm" svg:height="0.4cm" svg:x="2.201cm" svg:y="3.901cm">
          <draw:image xlink:href="Pictures/1000020100000048000000487C44E296.png" xlink:type="simple" xlink:show="embed" xlink:actuate="onLoad">
            <text:p/>
          </draw:image>
        </draw:frame>
        <draw:frame draw:style-name="gr1" draw:text-style-name="P1" draw:layer="layout" svg:width="0.4cm" svg:height="0.4cm" svg:x="1.601cm" svg:y="3.9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.301cm" svg:y="3.7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.001cm" svg:y="3.5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1.601cm" svg:y="3.9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1.901cm" svg:y="4.1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2.501cm" svg:y="2.50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801cm" svg:y="2.70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801cm" svg:y="3.10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101cm" svg:y="3.30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101cm" svg:y="2.90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201cm" svg:y="2.30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401cm" svg:y="3.10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401cm" svg:y="3.50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701cm" svg:y="3.30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701cm" svg:y="3.70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4.001cm" svg:y="3.50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4.001cm" svg:y="3.90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4.301cm" svg:y="3.3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4.301cm" svg:y="3.70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2" draw:layer="layout" svg:width="0.4cm" svg:height="0.4cm" svg:x="4.301cm" svg:y="4.1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4.001cm" svg:y="2.7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4.001cm" svg:y="3.10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701cm" svg:y="2.5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701cm" svg:y="2.90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401cm" svg:y="2.3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401cm" svg:y="2.70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2" draw:layer="layout" svg:width="0.4cm" svg:height="0.4cm" svg:x="4.001cm" svg:y="4.3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101cm" svg:y="3.70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401cm" svg:y="3.90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101cm" svg:y="4.10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2" draw:layer="layout" svg:width="0.4cm" svg:height="0.4cm" svg:x="2.201cm" svg:y="4.3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2.501cm" svg:y="4.5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2.801cm" svg:y="4.7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3.101cm" svg:y="4.5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3.701cm" svg:y="4.5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2" draw:layer="layout" svg:width="0.4cm" svg:height="0.4cm" svg:x="3.401cm" svg:y="4.7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701cm" svg:y="4.1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3.401cm" svg:y="4.3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358cm" svg:height="0.358cm" svg:x="3.401cm" svg:y="4.301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4cm" svg:height="0.4cm" svg:x="0.701cm" svg:y="4.1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001cm" svg:y="3.9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1.001cm" svg:y="4.3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301cm" svg:y="4.1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1.301cm" svg:y="4.5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601cm" svg:y="4.7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901cm" svg:y="4.5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1.901cm" svg:y="4.9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201cm" svg:y="4.7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201cm" svg:y="5.1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501cm" svg:y="4.9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501cm" svg:y="5.3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801cm" svg:y="5.1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1.601cm" svg:y="4.3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2" draw:layer="layout" svg:width="0.4cm" svg:height="0.4cm" svg:x="3.101cm" svg:y="4.9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3cm" svg:height="0.3cm" svg:x="3.701cm" svg:y="4.101cm">
          <draw:image xlink:href="Pictures/1000020100000048000000487E6D02CB.png" xlink:type="simple" xlink:show="embed" xlink:actuate="onLoad">
            <text:p/>
          </draw:image>
        </draw:frame>
        <draw:frame draw:style-name="gr1" draw:text-style-name="P1" draw:layer="layout" svg:width="0.4cm" svg:height="0.4cm" svg:x="1.901cm" svg:y="4.501cm">
          <draw:image xlink:href="Pictures/1000020100000048000000483975313B.png" xlink:type="simple" xlink:show="embed" xlink:actuate="onLoad">
            <text:p/>
          </draw:image>
        </draw:frame>
        <draw:frame draw:style-name="gr1" draw:text-style-name="P1" draw:layer="layout" svg:width="0.4cm" svg:height="0.4cm" svg:x="1.601cm" svg:y="4.301cm">
          <draw:image xlink:href="Pictures/100002010000004800000048EF34A6E9.png" xlink:type="simple" xlink:show="embed" xlink:actuate="onLoad">
            <text:p/>
          </draw:image>
        </draw:frame>
        <draw:frame draw:style-name="gr1" draw:text-style-name="P1" draw:layer="layout" svg:width="0.4cm" svg:height="0.4cm" svg:x="1.601cm" svg:y="3.101cm">
          <draw:image xlink:href="Pictures/100002010000004800000048FFBDEFB9.png" xlink:type="simple" xlink:show="embed" xlink:actuate="onLoad">
            <text:p/>
          </draw:image>
        </draw:frame>
        <draw:frame draw:style-name="gr1" draw:text-style-name="P1" draw:layer="layout" svg:width="0.4cm" svg:height="0.4cm" svg:x="2.201cm" svg:y="4.301cm">
          <draw:image xlink:href="Pictures/100002010000004800000048B4087009.png" xlink:type="simple" xlink:show="embed" xlink:actuate="onLoad">
            <text:p/>
          </draw:image>
        </draw:frame>
        <draw:frame draw:style-name="gr1" draw:text-style-name="P1" draw:layer="layout" svg:width="0.4cm" svg:height="0.4cm" svg:x="1.901cm" svg:y="2.901cm">
          <draw:image xlink:href="Pictures/1000020100000048000000482751445C.png" xlink:type="simple" xlink:show="embed" xlink:actuate="onLoad">
            <text:p/>
          </draw:image>
        </draw:frame>
        <draw:frame draw:style-name="gr1" draw:text-style-name="P1" draw:layer="layout" svg:width="0.4cm" svg:height="0.4cm" svg:x="1.301cm" svg:y="2.5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601cm" svg:y="2.3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301cm" svg:y="2.1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01cm" svg:y="1.7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01cm" svg:y="1.3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101cm" svg:y="2.1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101cm" svg:y="1.7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101cm" svg:y="2.5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2.501cm" svg:y="1.7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01cm" svg:y="1.3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101cm" svg:y="1.7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.901cm" svg:y="1.7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601cm" svg:y="1.5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201cm" svg:y="1.5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01cm" svg:y="1.3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01cm" svg:y="1.7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601cm" svg:y="1.5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201cm" svg:y="1.5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01cm" svg:y="1.3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0.701cm" svg:y="3.3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358cm" svg:height="0.358cm" svg:x="0.701cm" svg:y="3.701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358cm" svg:height="0.358cm" svg:x="0.701cm" svg:y="4.101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4cm" svg:height="0.4cm" svg:x="0.401cm" svg:y="3.5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401cm" svg:y="3.9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701cm" svg:y="2.5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701cm" svg:y="2.9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401cm" svg:y="3.1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.001cm" svg:y="3.10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001cm" svg:y="2.70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001cm" svg:y="2.30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401cm" svg:y="1.90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701cm" svg:y="2.10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001cm" svg:y="2.30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701cm" svg:y="1.70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001cm" svg:y="1.90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301cm" svg:y="2.10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301cm" svg:y="2.5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4.301cm" svg:y="2.90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601cm" svg:y="1.90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901cm" svg:y="2.10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301cm" svg:y="1.70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801cm" svg:y="2.3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01cm" svg:y="2.1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801cm" svg:y="2.3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01cm" svg:y="2.1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01cm" svg:y="2.5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201cm" svg:y="1.9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001cm" svg:y="1.50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301cm" svg:y="1.3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0.701cm" svg:y="1.30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0.401cm" svg:y="2.7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401cm" svg:y="1.5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401cm" svg:y="1.9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701cm" svg:y="1.7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701cm" svg:y="2.1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401cm" svg:y="2.3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001cm" svg:y="1.9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801cm" svg:y="1.50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801cm" svg:y="1.9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101cm" svg:y="1.3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401cm" svg:y="1.50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301cm" svg:y="1.7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4.001cm" svg:y="1.5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3.701cm" svg:y="1.3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4.301cm" svg:y="1.3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401cm" svg:y="5.1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701cm" svg:y="5.3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001cm" svg:y="5.1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1.001cm" svg:y="4.7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301cm" svg:y="5.3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2" draw:layer="layout" svg:width="0.4cm" svg:height="0.4cm" svg:x="1.601cm" svg:y="5.1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.301cm" svg:y="4.9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701cm" svg:y="4.50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0.701cm" svg:y="4.9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358cm" svg:height="0.358cm" svg:x="0.701cm" svg:y="4.501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358cm" svg:height="0.358cm" svg:x="0.701cm" svg:y="4.901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4cm" svg:height="0.4cm" svg:x="0.401cm" svg:y="4.30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0.401cm" svg:y="4.7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358cm" svg:height="0.358cm" svg:x="0.401cm" svg:y="4.301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358cm" svg:height="0.358cm" svg:x="0.401cm" svg:y="4.701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4cm" svg:height="0.4cm" svg:x="3.101cm" svg:y="5.3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2" draw:layer="layout" svg:width="0.4cm" svg:height="0.4cm" svg:x="1.901cm" svg:y="5.3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401cm" svg:y="5.1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2" draw:layer="layout" svg:width="0.4cm" svg:height="0.4cm" svg:x="3.701cm" svg:y="4.90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701cm" svg:y="5.3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4.001cm" svg:y="5.1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4.001cm" svg:y="4.7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4.301cm" svg:y="4.5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4.301cm" svg:y="4.901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4.301cm" svg:y="5.30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2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2.7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2.5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3.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2.7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2.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3.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2.9cm">
          <draw:image xlink:href="Pictures/100002010000004800000048C9021088.png" xlink:type="simple" xlink:show="embed" xlink:actuate="onLoad">
            <text:p/>
          </draw:image>
        </draw:frame>
        <draw:frame draw:style-name="gr1" draw:text-style-name="P1" draw:layer="layout" svg:width="0.358cm" svg:height="0.358cm" svg:x="1.6cm" svg:y="3.1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2.5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2.7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3.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2.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2.3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3.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2.7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3.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2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2.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2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2.7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3.1cm">
          <draw:image xlink:href="Pictures/100002010000004800000048FFBDEFB9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2.9cm">
          <draw:image xlink:href="Pictures/1000020100000048000000482751445C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2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2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2.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1.7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1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2.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1.7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2.5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1.7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1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1.7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1.7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1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1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1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1.7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1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1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1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2.5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2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3.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3.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2.7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2.3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1.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2.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2.3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1.7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1.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2.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2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2.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1.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2.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1.7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2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2.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2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2.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2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1.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1.5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1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1.3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2.7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1.5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1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1.7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2.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2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1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1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1.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1.3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1.5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1.7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1.5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1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1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2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2.7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2.5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3.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2.7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2.9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3.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2.9cm">
          <draw:image xlink:href="Pictures/100002010000004800000048C9021088.png" xlink:type="simple" xlink:show="embed" xlink:actuate="onLoad">
            <text:p/>
          </draw:image>
        </draw:frame>
        <draw:frame draw:style-name="gr1" draw:text-style-name="P1" draw:layer="layout" svg:width="0.358cm" svg:height="0.358cm" svg:x="1.6cm" svg:y="3.1cm">
          <draw:image xlink:href="Pictures/1000020100000048000000485BC752C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2.5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2.7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3.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2.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2.3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3.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2.7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3.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2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2.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2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2.7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3.1cm">
          <draw:image xlink:href="Pictures/100002010000004800000048FFBDEFB9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2.9cm">
          <draw:image xlink:href="Pictures/1000020100000048000000482751445C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2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2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2.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1.7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1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2.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1.7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2.5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1.7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1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1.7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1.7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1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1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1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1.7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1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1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1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2.5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2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3.1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3.1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2.7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2.3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1.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2.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2.3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1.7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1.9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2.1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2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2.9cm">
          <draw:image xlink:href="Pictures/1000020100000048000000482698FF97.png" xlink:type="simple" xlink:show="embed" xlink:actuate="onLoad">
            <text:p/>
          </draw:image>
        </draw:frame>
        <draw:frame draw:style-name="gr1" draw:text-style-name="P1" draw:layer="layout" svg:width="0.4cm" svg:height="0.4cm" svg:x="1.6cm" svg:y="1.9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9cm" svg:y="2.1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1.7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2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2.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2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2.1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5cm" svg:y="2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2cm" svg:y="1.9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1.5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1.3cm" svg:y="1.3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1.3cm">
          <draw:image xlink:href="Pictures/1000020100000048000000487171C601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2.7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1.5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1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1.7cm">
          <draw:image xlink:href="Pictures/100002010000004800000048781846AD.png" xlink:type="simple" xlink:show="embed" xlink:actuate="onLoad">
            <text:p/>
          </draw:image>
        </draw:frame>
        <draw:frame draw:style-name="gr1" draw:text-style-name="P1" draw:layer="layout" svg:width="0.4cm" svg:height="0.4cm" svg:x="0.7cm" svg:y="2.1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0.4cm" svg:y="2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1cm" svg:y="1.9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1.5cm">
          <draw:image xlink:href="Pictures/100002010000004800000048AA5C79DF.png" xlink:type="simple" xlink:show="embed" xlink:actuate="onLoad">
            <text:p/>
          </draw:image>
        </draw:frame>
        <draw:frame draw:style-name="gr1" draw:text-style-name="P1" draw:layer="layout" svg:width="0.4cm" svg:height="0.4cm" svg:x="2.8cm" svg:y="1.9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1cm" svg:y="1.3cm">
          <draw:image xlink:href="Pictures/1000020100000048000000481B8283FD.png" xlink:type="simple" xlink:show="embed" xlink:actuate="onLoad">
            <text:p/>
          </draw:image>
        </draw:frame>
        <draw:frame draw:style-name="gr1" draw:text-style-name="P1" draw:layer="layout" svg:width="0.4cm" svg:height="0.4cm" svg:x="3.4cm" svg:y="1.5cm">
          <draw:image xlink:href="Pictures/10000201000000480000004855BCEC30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1.7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4cm" svg:y="1.5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3.7cm" svg:y="1.3cm">
          <draw:image xlink:href="Pictures/100002010000004800000048E899F198.png" xlink:type="simple" xlink:show="embed" xlink:actuate="onLoad">
            <text:p/>
          </draw:image>
        </draw:frame>
        <draw:frame draw:style-name="gr1" draw:text-style-name="P1" draw:layer="layout" svg:width="0.4cm" svg:height="0.4cm" svg:x="4.3cm" svg:y="1.3cm">
          <draw:image xlink:href="Pictures/100002010000004800000048E899F198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2" draw:text-style-name="P1" draw:layer="layout" svg:width="5.2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434cm" svg:height="0.434cm" svg:x="4.7cm" svg:y="0.066cm">
          <draw:image xlink:href="Pictures/1000020100000200000002008A57A17A.png" xlink:type="simple" xlink:show="embed" xlink:actuate="onLoad">
            <text:p/>
          </draw:image>
        </draw:frame>
        <draw:custom-shape draw:style-name="gr3" draw:text-style-name="P3" draw:layer="layout" svg:width="1.15cm" svg:height="0.6cm" svg:x="0cm" svg:y="0cm">
          <text:p text:style-name="P1"><text:span text:style-name="T1">Gol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1.15cm" svg:y="0cm">
          <text:p text:style-name="P1"><text:span text:style-name="T1">Nahru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2.3cm" svg:y="0cm">
          <text:p text:style-name="P1"><text:span text:style-name="T1">Holz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3.45cm" svg:y="0cm">
          <text:p text:style-name="P1"><text:span text:style-name="T1">Stein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1" draw:text-style-name="P1" draw:layer="layout" svg:width="5.199cm" svg:height="7.4cm" svg:x="0.001cm" svg:y="0cm">
          <draw:image xlink:href="Pictures/100000000000020E000002E2C9E8F600.png" xlink:type="simple" xlink:show="embed" xlink:actuate="onLoad">
            <text:p/>
          </draw:image>
        </draw:frame>
        <draw:custom-shape draw:style-name="gr2" draw:text-style-name="P1" draw:layer="layout" svg:width="5.2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434cm" svg:height="0.434cm" svg:x="4.7cm" svg:y="0.066cm">
          <draw:image xlink:href="Pictures/1000020100000200000002008A57A17A.png" xlink:type="simple" xlink:show="embed" xlink:actuate="onLoad">
            <text:p/>
          </draw:image>
        </draw:frame>
        <draw:custom-shape draw:style-name="gr3" draw:text-style-name="P3" draw:layer="layout" svg:width="1.15cm" svg:height="0.6cm" svg:x="0cm" svg:y="0cm">
          <text:p text:style-name="P1"><text:span text:style-name="T1">Gol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1.15cm" svg:y="0cm">
          <text:p text:style-name="P1"><text:span text:style-name="T1">Nahru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2.3cm" svg:y="0cm">
          <text:p text:style-name="P1"><text:span text:style-name="T1">Holz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3.45cm" svg:y="0cm">
          <text:p text:style-name="P1"><text:span text:style-name="T1">Stei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0.9cm" svg:x="3cm" svg:y="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0.1cm" svg:height="0.001cm" svg:x="6.1cm" svg:y="3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4" draw:style-name="dp1" draw:master-page-name="Standard">
        <draw:frame draw:style-name="gr1" draw:text-style-name="P1" draw:layer="layout" svg:width="5.199cm" svg:height="7.4cm" svg:x="0.001cm" svg:y="0cm">
          <draw:image xlink:href="Pictures/100000000000020E000002E2C9E8F600.png" xlink:type="simple" xlink:show="embed" xlink:actuate="onLoad">
            <text:p/>
          </draw:image>
        </draw:frame>
        <draw:custom-shape draw:style-name="gr2" draw:text-style-name="P1" draw:layer="layout" svg:width="5.2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434cm" svg:height="0.434cm" svg:x="4.7cm" svg:y="0.066cm">
          <draw:image xlink:href="Pictures/1000020100000200000002008A57A17A.png" xlink:type="simple" xlink:show="embed" xlink:actuate="onLoad">
            <text:p/>
          </draw:image>
        </draw:frame>
        <draw:custom-shape draw:style-name="gr3" draw:text-style-name="P3" draw:layer="layout" svg:width="1.15cm" svg:height="0.6cm" svg:x="0cm" svg:y="0cm">
          <text:p text:style-name="P1"><text:span text:style-name="T1">Gol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1.15cm" svg:y="0cm">
          <text:p text:style-name="P1"><text:span text:style-name="T1">Nahru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2.3cm" svg:y="0cm">
          <text:p text:style-name="P1"><text:span text:style-name="T1">Holz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3.45cm" svg:y="0cm">
          <text:p text:style-name="P1"><text:span text:style-name="T1">Stei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0.9cm" svg:x="3cm" svg:y="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0.1cm" svg:height="0.001cm" svg:x="6.1cm" svg:y="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9cm" svg:height="0.9cm" svg:x="3cm" svg:y="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9cm" svg:height="0.9cm" svg:x="3cm" svg:y="1cm">
          <draw:image xlink:href="Pictures/10000201000000480000004807F8FE63.pn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(6 Holz)</text:span></text:p>
          </draw:image>
        </draw:frame>
        <draw:custom-shape draw:style-name="gr3" draw:text-style-name="P3" draw:layer="layout" svg:width="0.9cm" svg:height="0.9cm" svg:x="2.004cm" svg:y="2.00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6 Stei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cm" svg:height="0.9cm" svg:x="2cm" svg:y="1cm">
          <draw:image xlink:href="Pictures/100002010000004800000048FFBDEFB9.png" xlink:type="simple" xlink:show="embed" xlink:actuate="onLoad">
            <text:p/>
          </draw:image>
        </draw:frame>
        <draw:frame draw:style-name="gr1" draw:text-style-name="P1" draw:layer="layout" svg:width="0.8cm" svg:height="0.8cm" svg:x="2cm" svg:y="2cm">
          <draw:image xlink:href="Pictures/1000020100000048000000487FE61051.png" xlink:type="simple" xlink:show="embed" xlink:actuate="onLoad">
            <text:p/>
          </draw:image>
        </draw:frame>
        <draw:custom-shape draw:style-name="gr3" draw:text-style-name="P3" draw:layer="layout" svg:width="0.9cm" svg:height="0.9cm" svg:x="2cm" svg:y="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6 Nah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0.9cm" svg:height="0.9cm" svg:x="2cm" svg:y="1cm">
          <draw:image xlink:href="Pictures/100002010000004800000048FFBDEFB9.png" xlink:type="simple" xlink:show="embed" xlink:actuate="onLoad">
            <text:p/>
          </draw:image>
        </draw:frame>
        <draw:custom-shape draw:style-name="gr2" draw:text-style-name="P3" draw:layer="layout" svg:width="0.9cm" svg:height="0.9cm" svg:x="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4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4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4cm" svg:y="1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frame draw:style-name="gr1" draw:text-style-name="P1" draw:layer="layout" svg:width="5.199cm" svg:height="7.4cm" svg:x="0.001cm" svg:y="0cm">
          <draw:image xlink:href="Pictures/100000000000020E000002E2C9E8F600.png" xlink:type="simple" xlink:show="embed" xlink:actuate="onLoad">
            <text:p/>
          </draw:image>
        </draw:frame>
        <draw:custom-shape draw:style-name="gr2" draw:text-style-name="P1" draw:layer="layout" svg:width="5.2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434cm" svg:height="0.434cm" svg:x="4.7cm" svg:y="0.066cm">
          <draw:image xlink:href="Pictures/1000020100000200000002008A57A17A.png" xlink:type="simple" xlink:show="embed" xlink:actuate="onLoad">
            <text:p/>
          </draw:image>
        </draw:frame>
        <draw:custom-shape draw:style-name="gr3" draw:text-style-name="P3" draw:layer="layout" svg:width="1.15cm" svg:height="0.6cm" svg:x="0cm" svg:y="0cm">
          <text:p text:style-name="P1"><text:span text:style-name="T1">Gol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1.15cm" svg:y="0cm">
          <text:p text:style-name="P1"><text:span text:style-name="T1">Nahru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2.3cm" svg:y="0cm">
          <text:p text:style-name="P1"><text:span text:style-name="T1">Holz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3.45cm" svg:y="0cm">
          <text:p text:style-name="P1"><text:span text:style-name="T1">Stei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6.4cm" svg:x="0.2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6.2cm" svg:x="0.3cm" svg:y="0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7cm" svg:y1="0.9cm" svg:x2="4.7cm" svg:y2="7.1cm">
          <text:p/>
        </draw:line>
        <draw:custom-shape draw:style-name="gr3" draw:text-style-name="P4" draw:layer="layout" svg:width="4.1cm" svg:height="0.9cm" svg:x="0.4cm" svg:y="1cm">
          <text:p text:style-name="P1"><text:span text:style-name="T2"><text:s/>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5cm" svg:height="0.729cm" svg:x="1cm" svg:y="0.9cm">
          <draw:text-box>
            <text:p text:style-name="P5"><text:span text:style-name="T2">Schwerkämpfer</text:span></text:p>
          </draw:text-box>
        </draw:frame>
        <draw:frame draw:style-name="gr8" draw:text-style-name="P7" draw:layer="layout" svg:width="1.277cm" svg:height="0.493cm" svg:x="1.069cm" svg:y="1.4cm">
          <draw:text-box>
            <text:p><text:span text:style-name="T1">(5 Gold)</text:span></text:p>
          </draw:text-box>
        </draw:frame>
        <draw:custom-shape draw:style-name="gr3" draw:text-style-name="P4" draw:layer="layout" svg:width="4.1cm" svg:height="0.9cm" svg:x="0.4cm" svg:y="2.027cm">
          <text:p text:style-name="P1"><text:span text:style-name="T2"><text:s/>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4cm" svg:height="0.729cm" svg:x="1.1cm" svg:y="1.927cm">
          <draw:text-box>
            <text:p text:style-name="P5"><text:span text:style-name="T2">Bogenschütze</text:span></text:p>
          </draw:text-box>
        </draw:frame>
        <draw:frame draw:style-name="gr8" draw:text-style-name="P7" draw:layer="layout" svg:width="2.001cm" svg:height="0.493cm" svg:x="1.069cm" svg:y="2.427cm">
          <draw:text-box>
            <text:p><text:span text:style-name="T1">(4 Gold, 2 Holz)</text:span></text:p>
          </draw:text-box>
        </draw:frame>
        <draw:custom-shape draw:style-name="gr3" draw:text-style-name="P4" draw:layer="layout" svg:width="4.1cm" svg:height="0.9cm" svg:x="0.4cm" svg:y="3cm">
          <text:p text:style-name="P1"><text:span text:style-name="T2"><text:s/>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8cm" svg:height="0.729cm" svg:x="1.1cm" svg:y="2.9cm">
          <draw:text-box>
            <text:p text:style-name="P5"><text:span text:style-name="T2">...</text:span></text:p>
          </draw:text-box>
        </draw:frame>
        <draw:line draw:style-name="gr9" draw:text-style-name="P1" draw:layer="layout" svg:x1="4.5cm" svg:y1="3.9cm" svg:x2="4.9cm" svg:y2="3.9cm">
          <text:p/>
        </draw:line>
        <draw:frame draw:style-name="gr1" draw:text-style-name="P1" draw:layer="layout" svg:width="0.9cm" svg:height="0.9cm" svg:x="0.4cm" svg:y="2cm">
          <draw:image xlink:href="Pictures/10000201000000480000004807F8FE63.png" xlink:type="simple" xlink:show="embed" xlink:actuate="onLoad">
            <text:p/>
          </draw:image>
        </draw:frame>
        <draw:frame draw:style-name="gr1" draw:text-style-name="P1" draw:layer="layout" svg:width="0.9cm" svg:height="0.9cm" svg:x="0.4cm" svg:y="1cm">
          <draw:image xlink:href="Pictures/100002010000004800000048FFBDEFB9.png" xlink:type="simple" xlink:show="embed" xlink:actuate="onLoad">
            <text:p/>
          </draw:image>
        </draw:frame>
      </draw:page>
      <draw:page draw:name="page6" draw:style-name="dp1" draw:master-page-name="Standard">
        <draw:frame draw:style-name="gr1" draw:text-style-name="P1" draw:layer="layout" svg:width="5.199cm" svg:height="7.4cm" svg:x="0.001cm" svg:y="0cm">
          <draw:image xlink:href="Pictures/100000000000020E000002E2C9E8F600.png" xlink:type="simple" xlink:show="embed" xlink:actuate="onLoad">
            <text:p/>
          </draw:image>
        </draw:frame>
        <draw:custom-shape draw:style-name="gr2" draw:text-style-name="P1" draw:layer="layout" svg:width="5.2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434cm" svg:height="0.434cm" svg:x="4.7cm" svg:y="0.066cm">
          <draw:image xlink:href="Pictures/1000020100000200000002008A57A17A.png" xlink:type="simple" xlink:show="embed" xlink:actuate="onLoad">
            <text:p/>
          </draw:image>
        </draw:frame>
        <draw:custom-shape draw:style-name="gr3" draw:text-style-name="P3" draw:layer="layout" svg:width="1.15cm" svg:height="0.6cm" svg:x="0cm" svg:y="0cm">
          <text:p text:style-name="P1"><text:span text:style-name="T1">Gol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1.15cm" svg:y="0cm">
          <text:p text:style-name="P1"><text:span text:style-name="T1">Nahru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2.3cm" svg:y="0cm">
          <text:p text:style-name="P1"><text:span text:style-name="T1">Holz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3.45cm" svg:y="0cm">
          <text:p text:style-name="P1"><text:span text:style-name="T1">Stei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0.9cm" svg:x="2.5cm" svg:y="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7" draw:style-name="dp1" draw:master-page-name="Standard">
        <draw:frame draw:style-name="gr1" draw:text-style-name="P1" draw:layer="layout" svg:width="5.199cm" svg:height="7.4cm" svg:x="0.001cm" svg:y="0cm">
          <draw:image xlink:href="Pictures/100000000000020E000002E2C9E8F600.png" xlink:type="simple" xlink:show="embed" xlink:actuate="onLoad">
            <text:p/>
          </draw:image>
        </draw:frame>
        <draw:custom-shape draw:style-name="gr2" draw:text-style-name="P1" draw:layer="layout" svg:width="5.2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434cm" svg:height="0.434cm" svg:x="4.7cm" svg:y="0.066cm">
          <draw:image xlink:href="Pictures/1000020100000200000002008A57A17A.png" xlink:type="simple" xlink:show="embed" xlink:actuate="onLoad">
            <text:p/>
          </draw:image>
        </draw:frame>
        <draw:custom-shape draw:style-name="gr3" draw:text-style-name="P3" draw:layer="layout" svg:width="1.15cm" svg:height="0.6cm" svg:x="0cm" svg:y="0cm">
          <text:p text:style-name="P1"><text:span text:style-name="T1">Gol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1.15cm" svg:y="0cm">
          <text:p text:style-name="P1"><text:span text:style-name="T1">Nahru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2.3cm" svg:y="0cm">
          <text:p text:style-name="P1"><text:span text:style-name="T1">Holz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3.45cm" svg:y="0cm">
          <text:p text:style-name="P1"><text:span text:style-name="T1">Stein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0.9cm" svg:x="2.5cm" svg:y="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9cm" svg:height="0.9cm" svg:x="1.5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.5cm" svg:y="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.5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3.5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3.5cm" svg:y="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3.5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2.5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2.5cm" svg:y="4.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cm" svg:height="0.9cm" svg:x="2.5cm" svg:y="2.3cm">
          <draw:image xlink:href="Pictures/1000020100000054000000602FEB9225.png" xlink:type="simple" xlink:show="embed" xlink:actuate="onLoad">
            <text:p/>
          </draw:image>
        </draw:frame>
        <draw:frame draw:style-name="gr1" draw:text-style-name="P1" draw:layer="layout" svg:width="1.915cm" svg:height="2.432cm" svg:x="0.685cm" svg:y="1.1cm">
          <draw:image xlink:href="Pictures/100002010000007E000000A0B4A13B85.png" xlink:type="simple" xlink:show="embed" xlink:actuate="onLoad">
            <text:p/>
          </draw:image>
        </draw:frame>
      </draw:page>
      <draw:page draw:name="page8" draw:style-name="dp1" draw:master-page-name="Standard">
        <draw:frame draw:style-name="gr1" draw:text-style-name="P1" draw:layer="layout" svg:width="5.199cm" svg:height="7.4cm" svg:x="0.001cm" svg:y="0cm">
          <draw:image xlink:href="Pictures/100000000000020E000002E2C9E8F600.png" xlink:type="simple" xlink:show="embed" xlink:actuate="onLoad">
            <text:p/>
          </draw:image>
        </draw:frame>
        <draw:custom-shape draw:style-name="gr2" draw:text-style-name="P1" draw:layer="layout" svg:width="5.2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434cm" svg:height="0.434cm" svg:x="4.7cm" svg:y="0.066cm">
          <draw:image xlink:href="Pictures/1000020100000200000002008A57A17A.png" xlink:type="simple" xlink:show="embed" xlink:actuate="onLoad">
            <text:p/>
          </draw:image>
        </draw:frame>
        <draw:custom-shape draw:style-name="gr3" draw:text-style-name="P3" draw:layer="layout" svg:width="1.15cm" svg:height="0.6cm" svg:x="0cm" svg:y="0cm">
          <text:p text:style-name="P1"><text:span text:style-name="T1">Gol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1.15cm" svg:y="0cm">
          <text:p text:style-name="P1"><text:span text:style-name="T1">Nahru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2.3cm" svg:y="0cm">
          <text:p text:style-name="P1"><text:span text:style-name="T1">Holz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5cm" svg:height="0.6cm" svg:x="3.45cm" svg:y="0cm">
          <text:p text:style-name="P1"><text:span text:style-name="T1">Stei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6.4cm" svg:x="0.2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6.2cm" svg:x="0.3cm" svg:y="0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7cm" svg:y1="0.9cm" svg:x2="4.7cm" svg:y2="7.1cm">
          <text:p/>
        </draw:line>
        <draw:custom-shape draw:style-name="gr3" draw:text-style-name="P4" draw:layer="layout" svg:width="4.1cm" svg:height="0.9cm" svg:x="0.4cm" svg:y="1cm">
          <text:p text:style-name="P1"><text:span text:style-name="T2"><text:s/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cm" svg:height="0.9cm" svg:x="0.4cm" svg:y="1cm">
          <draw:image xlink:href="Pictures/1000020100000054000000602FEB9225.png" xlink:type="simple" xlink:show="embed" xlink:actuate="onLoad">
            <text:p/>
          </draw:image>
        </draw:frame>
        <draw:frame draw:style-name="gr7" draw:text-style-name="P6" draw:layer="layout" svg:width="2.8cm" svg:height="0.729cm" svg:x="1.1cm" svg:y="0.9cm">
          <draw:text-box>
            <text:p text:style-name="P5"><text:span text:style-name="T2">Farm</text:span></text:p>
          </draw:text-box>
        </draw:frame>
        <draw:frame draw:style-name="gr8" draw:text-style-name="P7" draw:layer="layout" svg:width="2.487cm" svg:height="0.493cm" svg:x="1.069cm" svg:y="1.4cm">
          <draw:text-box>
            <text:p><text:span text:style-name="T1">(5 Holz, +1 Nahrung)</text:span></text:p>
          </draw:text-box>
        </draw:frame>
        <draw:custom-shape draw:style-name="gr3" draw:text-style-name="P4" draw:layer="layout" svg:width="4.1cm" svg:height="0.9cm" svg:x="0.4cm" svg:y="2.027cm">
          <text:p text:style-name="P1"><text:span text:style-name="T2"><text:s/>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8cm" svg:height="0.729cm" svg:x="1.1cm" svg:y="1.927cm">
          <draw:text-box>
            <text:p text:style-name="P5"><text:span text:style-name="T2">Mauer</text:span></text:p>
          </draw:text-box>
        </draw:frame>
        <draw:frame draw:style-name="gr8" draw:text-style-name="P7" draw:layer="layout" svg:width="3.19cm" svg:height="0.493cm" svg:x="1.069cm" svg:y="2.427cm">
          <draw:text-box>
            <text:p><text:span text:style-name="T1">(7 Gold, +20% Verteidigung)</text:span></text:p>
          </draw:text-box>
        </draw:frame>
        <draw:frame draw:style-name="gr1" draw:text-style-name="P1" draw:layer="layout" svg:width="1.915cm" svg:height="2.432cm" svg:x="-0.315cm" svg:y="0.9cm">
          <draw:image xlink:href="Pictures/100002010000007E000000A0B4A13B85.png" xlink:type="simple" xlink:show="embed" xlink:actuate="onLoad">
            <text:p/>
          </draw:image>
        </draw:frame>
        <draw:custom-shape draw:style-name="gr3" draw:text-style-name="P4" draw:layer="layout" svg:width="4.1cm" svg:height="0.9cm" svg:x="0.4cm" svg:y="3cm">
          <text:p text:style-name="P1"><text:span text:style-name="T2"><text:s/>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8cm" svg:height="0.729cm" svg:x="1.1cm" svg:y="2.9cm">
          <draw:text-box>
            <text:p text:style-name="P5"><text:span text:style-name="T2">...</text:span></text:p>
          </draw:text-box>
        </draw:frame>
        <draw:line draw:style-name="gr9" draw:text-style-name="P1" draw:layer="layout" svg:x1="4.5cm" svg:y1="3.9cm" svg:x2="4.9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2cm" fo:page-height="7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8T18:35:31.502344856</meta:creation-date>
    <dc:date>2015-04-01T12:11:45.298016495</dc:date>
    <meta:editing-duration>PT2H54M25S</meta:editing-duration>
    <meta:editing-cycles>50</meta:editing-cycles>
    <meta:generator>LibreOffice/4.2.7.2$Linux_X86_64 LibreOffice_project/420m0$Build-2</meta:generator>
    <meta:document-statistic meta:object-count="782"/>
  </office:meta>
</office:document-meta>
</file>